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Verdana" svg:font-family="Verdana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2e9" officeooo:paragraph-rsid="001ef2e9"/>
    </style:style>
    <style:style style:name="P2" style:family="paragraph" style:parent-style-name="Standard">
      <style:text-properties officeooo:paragraph-rsid="001ef2e9"/>
    </style:style>
    <style:style style:name="P3" style:family="paragraph" style:parent-style-name="Preformatted_20_Text">
      <style:paragraph-properties fo:margin-top="0.635cm" fo:margin-bottom="0.635cm" loext:contextual-spacing="false" fo:orphans="2" fo:widows="2" fo:padding-left="0.265cm" fo:padding-right="0.265cm" fo:padding-top="0cm" fo:padding-bottom="0cm" fo:border-left="3pt solid #a2a2a2" fo:border-right="0.74pt solid #a2a2a2" fo:border-top="none" fo:border-bottom="none"/>
    </style:style>
    <style:style style:name="T1" style:family="text">
      <style:text-properties officeooo:rsid="001ef2e9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1ef2e9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1fda2a"/>
    </style:style>
    <style:style style:name="T5" style:family="text">
      <style:text-properties fo:font-variant="normal" fo:text-transform="none" fo:color="#1d1c1d" style:font-name="Slack-Lato" fo:font-size="11.25pt" fo:letter-spacing="normal" fo:font-style="normal" style:text-underline-style="solid" style:text-underline-width="auto" style:text-underline-color="font-color" fo:font-weight="normal" officeooo:rsid="001fda2a"/>
    </style:style>
    <style:style style:name="T6" style:family="text">
      <style:text-properties fo:font-variant="normal" fo:text-transform="none" fo:color="#1d1c1d" style:text-position="super 58%" style:font-name="Slack-Lato" fo:font-size="11.25pt" fo:letter-spacing="normal" fo:font-style="normal" fo:font-weight="normal"/>
    </style:style>
    <style:style style:name="T7" style:family="text">
      <style:text-properties fo:font-variant="normal" fo:text-transform="none" fo:color="#1d1c1d" style:text-position="super 58%" style:font-name="Slack-Lato" fo:font-size="11.25pt" fo:letter-spacing="normal" fo:font-style="normal" fo:font-weight="normal" officeooo:rsid="001ef2e9"/>
    </style:style>
    <style:style style:name="T8" style:family="text">
      <style:text-properties fo:font-variant="normal" fo:text-transform="none" fo:color="#1d1c1d" style:font-name="Verdana" fo:font-size="12.75pt" fo:letter-spacing="normal" fo:font-style="normal" fo:font-weight="normal"/>
    </style:style>
    <style:style style:name="T9" style:family="text">
      <style:text-properties fo:font-variant="normal" fo:text-transform="none" fo:color="#1f1d1d" fo:font-size="10.5pt" fo:letter-spacing="normal" fo:font-style="normal" fo:font-weight="normal"/>
    </style:style>
    <style:style style:name="T10" style:family="text">
      <style:text-properties fo:color="#1d1c1d" style:font-name="Slack-Lato" fo:font-size="11.25pt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ef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name: PNOC<text:line-break/>Password: Hadmavtak1</text:p>
      <text:p text:style-name="Standard"/>
      <text:p text:style-name="Standard"/>
      <text:p text:style-name="Standard"/>
      <text:p text:style-name="P1">Nagios monitoring tool</text:p>
      <text:p text:style-name="P1"/>
      <text:p text:style-name="P1"/>
      <text:p text:style-name="P1">1)configure virtual filer</text:p>
      <text:p text:style-name="P2"><text:span text:style-name="T1">2)</text:span><text:span text:style-name="T2">Install two ubuntu Vms</text:span></text:p>
      <text:p text:style-name="P2"><text:span text:style-name="T2">3. Setup Nagios in your VM.<text:line-break/>4. Learn the difference between nrpe and ncpa in Nagios.<text:line-break/>5. Learn how " ping " is working.<text:line-break/>6. Learn the state type in Nagios (ie: soft states, hard states...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>1)how to configure vm </text:span></text:p>
      <text:p text:style-name="P1"><text:span text:style-name="T2"/></text:p>
      <text:p text:style-name="P1"><text:span text:style-name="T2">first we need to update </text:span></text:p>
      <text:p text:style-name="P1"><text:span text:style-name="T2"/></text:p>
      <text:p text:style-name="P1"><text:span text:style-name="T2">command : sudo apt-get update</text:span></text:p>
      <text:p text:style-name="P2"><text:span text:style-name="T3"><text:s text:c="19"/></text:span><text:span text:style-name="T2">sudo apt-get upgrade</text:span></text:p>
      <text:p text:style-name="P2"><text:span text:style-name="T2"/></text:p>
      <text:p text:style-name="P2"><text:span text:style-name="T2"/></text:p>
      <text:p text:style-name="P2"><text:span text:style-name="T3">2</text:span><text:span text:style-name="T7">nd</text:span><text:span text:style-name="T3"> step :</text:span><text:span text:style-name="T2"> </text:span><text:span text:style-name="T8">public key to your system signed the Debian packages using the following commands.</text:span></text:p>
      <text:p text:style-name="P2"><text:span text:style-name="T3"/></text:p>
      <text:p text:style-name="P2"><text:span text:style-name="T3"/></text:p>
      <text:p text:style-name="P2"><text:span text:style-name="T3">Command: <text:s/>wget -q https://www.virtualbox.org/download/oracle_vbox_2016.asc -O- | sudo apt-key add -</text:span></text:p>
      <text:p text:style-name="P3"><text:span text:style-name="T9">wget -q https://www.virtualbox.org/download/oracle_vbox.asc -O- | sudo apt-key add -</text:span></text:p>
      <text:p text:style-name="P2"><text:span text:style-name="T3">3</text:span><text:span text:style-name="T7">rd</text:span><text:span text:style-name="T3"> step: </text:span><text:span text:style-name="T2">Now, you need to add Oracle VirtualBox PPA to Ubuntu system. You can do this by running the below command on your system.</text:span></text:p>
      <text:p text:style-name="P2"><text:span text:style-name="T3"/></text:p>
      <text:p text:style-name="P2"><text:span text:style-name="T3">Commands: </text:span><text:span text:style-name="T2">sudo add-apt-repository "deb http://download.virtualbox.org/virtualbox/debian xenial contrib"</text:span></text:p>
      <text:p text:style-name="P1"><text:span text:style-name="T2"/></text:p>
      <text:p text:style-name="P2"><text:span text:style-name="T3">4</text:span><text:span text:style-name="T7">th</text:span><text:span text:style-name="T3"> step: </text:span><text:span text:style-name="T2">sudo apt-get update</text:span></text:p>
      <text:p text:style-name="P3"><text:span text:style-name="T9">sudo apt-get install virtualbox-5.2</text:span></text:p>
      <text:p text:style-name="P2"><text:span text:style-name="T3">5</text:span><text:span text:style-name="T7">th</text:span><text:span text:style-name="T3"> step : </text:span><text:span text:style-name="T5">command </text:span><text:span text:style-name="T4">: </text:span><text:span text:style-name="T2">virtualbox.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lack-Lato" svg:font-family="Slack-Lato, appleLogo, sans-serif"/>
    <style:font-face style:name="Verdana" svg:font-family="Verdana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1:14:33.949481373</meta:creation-date>
    <meta:editing-duration>PT3M22S</meta:editing-duration>
    <meta:editing-cycles>2</meta:editing-cycles>
    <meta:generator>LibreOffice/5.1.6.2$Linux_X86_64 LibreOffice_project/10m0$Build-2</meta:generator>
    <dc:date>2019-12-25T11:30:15.419736411</dc:date>
    <meta:document-statistic meta:table-count="0" meta:image-count="0" meta:object-count="0" meta:page-count="1" meta:paragraph-count="17" meta:word-count="149" meta:character-count="1012" meta:non-whitespace-character-count="858"/>
  </office:meta>
</office:document-meta>
</file>